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ejercicio2" style:family="table" style:master-page-name="">
      <style:table-properties style:width="17cm" style:page-number="auto" table:align="margins" fo:background-color="transparent">
        <style:background-image/>
      </style:table-properties>
    </style:style>
    <style:style style:name="ejercicio2.A" style:family="table-column">
      <style:table-column-properties style:column-width="5.667cm" style:rel-column-width="21845*"/>
    </style:style>
    <style:style style:name="ejercicio2.A1" style:family="table-cell">
      <style:table-cell-properties fo:background-color="#00599d" fo:padding="0.049cm" fo:border-left="0.05pt solid #000000" fo:border-right="none" fo:border-top="0.05pt solid #000000" fo:border-bottom="0.05pt solid #000000" style:writing-mode="page">
        <style:background-image/>
      </style:table-cell-properties>
    </style:style>
    <style:style style:name="ejercicio2.C1" style:family="table-cell">
      <style:table-cell-properties fo:background-color="#00599d" fo:padding="0.049cm" fo:border="0.05pt solid #000000" style:writing-mode="page">
        <style:background-image/>
      </style:table-cell-properties>
    </style:style>
    <style:style style:name="ejercicio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B2" style:family="table-cell" style:data-style-name="N20000">
      <style:table-cell-properties fo:background-color="transparent" fo:padding="0.049cm" fo:border-left="0.05pt solid #000000" fo:border-right="none" fo:border-top="none" fo:border-bottom="0.05pt solid #000000" style:writing-mode="page">
        <style:background-image/>
      </style:table-cell-properties>
    </style:style>
    <style:style style:name="ejercicio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C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B4"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C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5"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C5"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B6"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C6"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7"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C7"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B8"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C8"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9"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ejercicio2.C9"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B10"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ejercicio2.C10"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11"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ejercicio2.C11"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B1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C1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13"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C1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B14"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C1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15" style:family="table-cell" style:data-style-name="N20000">
      <style:table-cell-properties fo:background-color="#dddddd" fo:padding="0.049cm" fo:border-left="0.05pt solid #000000" fo:border-right="none" fo:border-top="none" fo:border-bottom="0.05pt solid #000000" style:writing-mode="page">
        <style:background-image/>
      </style:table-cell-properties>
    </style:style>
    <style:style style:name="ejercicio2.C15"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B16"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C16"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17" style:family="table-row">
      <style:table-row-properties fo:background-color="transparent">
        <style:background-image/>
      </style:table-row-properties>
    </style:style>
    <style:style style:name="ejercicio2.B17"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C17"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P1" style:family="paragraph" style:parent-style-name="Footer">
      <style:text-properties officeooo:rsid="000bb8cd" officeooo:paragraph-rsid="000bb8cd"/>
    </style:style>
    <style:style style:name="P2" style:family="paragraph" style:parent-style-name="Header">
      <style:text-properties officeooo:rsid="000bb8cd" officeooo:paragraph-rsid="000bb8cd"/>
    </style:style>
    <style:style style:name="P3" style:family="paragraph" style:parent-style-name="Standard" style:list-style-name="Numbering_20_123">
      <style:text-properties fo:font-weight="bold" officeooo:paragraph-rsid="000bb8cd" style:font-weight-asian="bold" style:font-weight-complex="bold"/>
    </style:style>
    <style:style style:name="P4" style:family="paragraph" style:parent-style-name="Standard" style:list-style-name="Numbering_20_123">
      <style:text-properties fo:font-weight="bold" officeooo:rsid="000bb8cd" officeooo:paragraph-rsid="000bb8cd" style:font-weight-asian="bold" style:font-weight-complex="bold"/>
    </style:style>
    <style:style style:name="P5" style:family="paragraph" style:parent-style-name="Standard" style:list-style-name="Numbering_20_123">
      <style:text-properties fo:font-weight="bold" officeooo:rsid="000bb8cd" officeooo:paragraph-rsid="000cec51" style:font-weight-asian="bold" style:font-weight-complex="bold"/>
    </style:style>
    <style:style style:name="P6" style:family="paragraph" style:parent-style-name="Standard">
      <style:text-properties fo:font-weight="bold" officeooo:rsid="000bb8cd" officeooo:paragraph-rsid="000bb8cd" style:font-weight-asian="bold" style:font-weight-complex="bold"/>
    </style:style>
    <style:style style:name="P7" style:family="paragraph" style:parent-style-name="Standard">
      <style:text-properties fo:font-weight="bold" officeooo:rsid="000bb8cd" officeooo:paragraph-rsid="000cec51" style:font-weight-asian="bold" style:font-weight-complex="bold"/>
    </style:style>
    <style:style style:name="P8" style:family="paragraph" style:parent-style-name="Standard">
      <style:text-properties fo:font-weight="bold" officeooo:paragraph-rsid="000bb8cd" style:font-weight-asian="bold" style:font-weight-complex="bold"/>
    </style:style>
    <style:style style:name="P9" style:family="paragraph" style:parent-style-name="Standard" style:list-style-name="List_20_1">
      <style:text-properties fo:font-weight="bold" officeooo:rsid="000dea99" officeooo:paragraph-rsid="000dea99" style:font-weight-asian="bold" style:font-weight-complex="bold"/>
    </style:style>
    <style:style style:name="P10" style:family="paragraph" style:parent-style-name="Standard" style:list-style-name="Numbering_20_123">
      <style:text-properties fo:font-weight="bold" officeooo:rsid="000dea99" officeooo:paragraph-rsid="000dea99" style:font-weight-asian="bold" style:font-weight-complex="bold"/>
    </style:style>
    <style:style style:name="P11" style:family="paragraph" style:parent-style-name="Standard">
      <style:text-properties fo:font-weight="bold" officeooo:rsid="000dea99" officeooo:paragraph-rsid="000dea99" style:font-weight-asian="bold" style:font-weight-complex="bold"/>
    </style:style>
    <style:style style:name="P12" style:family="paragraph" style:parent-style-name="Standard" style:list-style-name="Numbering_20_123">
      <style:text-properties fo:font-weight="bold" officeooo:rsid="000e61ef" officeooo:paragraph-rsid="000e61ef" style:font-weight-asian="bold" style:font-weight-complex="bold"/>
    </style:style>
    <style:style style:name="P13" style:family="paragraph" style:parent-style-name="Standard">
      <style:text-properties fo:font-weight="bold" officeooo:rsid="000e61ef" officeooo:paragraph-rsid="000e61ef" style:font-weight-asian="bold" style:font-weight-complex="bold"/>
    </style:style>
    <style:style style:name="P14" style:family="paragraph" style:parent-style-name="Standard" style:list-style-name="List_20_1">
      <style:text-properties fo:font-weight="normal" officeooo:rsid="000bb8cd" officeooo:paragraph-rsid="000bb8cd" style:font-weight-asian="normal" style:font-weight-complex="normal"/>
    </style:style>
    <style:style style:name="P15" style:family="paragraph" style:parent-style-name="Standard">
      <style:text-properties fo:font-weight="normal" officeooo:rsid="000bb8cd" officeooo:paragraph-rsid="000bb8cd" style:font-weight-asian="normal" style:font-weight-complex="normal"/>
    </style:style>
    <style:style style:name="P16" style:family="paragraph" style:parent-style-name="Standard" style:list-style-name="List_20_1">
      <style:text-properties fo:font-weight="normal" officeooo:rsid="000dea99" officeooo:paragraph-rsid="000dea99" style:font-weight-asian="normal" style:font-weight-complex="normal"/>
    </style:style>
    <style:style style:name="P17" style:family="paragraph" style:parent-style-name="Standard">
      <style:text-properties fo:font-weight="normal" officeooo:rsid="000dea99" officeooo:paragraph-rsid="000dea99" style:font-weight-asian="normal" style:font-weight-complex="normal"/>
    </style:style>
    <style:style style:name="P18" style:family="paragraph" style:parent-style-name="Standard" style:list-style-name="List_20_1">
      <style:text-properties fo:font-weight="normal" officeooo:rsid="000e61ef" officeooo:paragraph-rsid="000e61ef" style:font-weight-asian="normal" style:font-weight-complex="normal"/>
    </style:style>
    <style:style style:name="P19" style:family="paragraph" style:parent-style-name="Standard">
      <style:text-properties fo:font-weight="normal" officeooo:rsid="000e61ef" officeooo:paragraph-rsid="000e61ef" style:font-weight-asian="normal" style:font-weight-complex="normal"/>
    </style:style>
    <style:style style:name="P2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bc5e2" officeooo:paragraph-rsid="000bc5e2"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c5e2" officeooo:paragraph-rsid="000bc5e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cec51" officeooo:paragraph-rsid="000cec5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cec51"/>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bold" officeooo:rsid="000e61ef" style:font-weight-asian="bold"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fo:font-weight="bold" officeooo:rsid="000e61ef"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xml:id="list2634229474" text:style-name="Numbering_20_123">
        <text:list-item>
          <text:p text:style-name="P3">¿Cuáles serían los atributos de la clase PilotoDeFormula1? </text:p>
          <text:p text:style-name="P3"/>
        </text:list-item>
      </text:list>
      <text:list xml:id="list2676923895" text:style-name="List_20_1">
        <text:list-item>
          <text:p text:style-name="P14">Nombre</text:p>
        </text:list-item>
        <text:list-item>
          <text:p text:style-name="P14">Apellidos</text:p>
        </text:list-item>
        <text:list-item>
          <text:p text:style-name="P14">Edad</text:p>
        </text:list-item>
        <text:list-item>
          <text:p text:style-name="P14">Años en la competición</text:p>
        </text:list-item>
        <text:list-item>
          <text:p text:style-name="P14">Títulos ganados</text:p>
        </text:list-item>
        <text:list-item>
          <text:p text:style-name="P14">Equipo</text:p>
        </text:list-item>
        <text:list-item>
          <text:p text:style-name="P14">Coche</text:p>
        </text:list-item>
      </text:list>
      <text:list xml:id="list144843893011429" text:continue-list="list2634229474" text:style-name="Numbering_20_123">
        <text:list-header>
          <text:p text:style-name="P3"/>
          <text:p text:style-name="P3">¿Se te ocurren algunas instancias de esta clase? </text:p>
        </text:list-header>
      </text:list>
      <text:p text:style-name="P8"/>
      <text:list xml:id="list144842834225615" text:continue-list="list2676923895" text:style-name="List_20_1">
        <text:list-item>
          <text:p text:style-name="P14">Fernando Alonso</text:p>
        </text:list-item>
        <text:list-item>
          <text:p text:style-name="P14">Michael Schumacher</text:p>
        </text:list-item>
        <text:list-item>
          <text:p text:style-name="P14">Lewis Hamilton</text:p>
        </text:list-item>
        <text:list-item>
          <text:p text:style-name="P14">Sebastian Vettel</text:p>
        </text:list-item>
        <text:list-item>
          <text:p text:style-name="P14">Max Verstappen</text:p>
        </text:list-item>
      </text:list>
      <text:p text:style-name="P15"/>
      <text:p text:style-name="P15"/>
      <text:list xml:id="list144843075729933" text:continue-list="list144843893011429" text:style-name="Numbering_20_123">
        <text:list-item>
          <text:p text:style-name="P4">A continuación tienes una lista en la que están mezcladas varias clases con instancias de esas clases. Para ponerlo un poco más difícil, todos los elementos están escritos en minúscula. Di cuáles son las clases, cuáles las instancias, a qué clase pertenece cada una de estas instancias y cuál es la jerarquía entre las clases: paula, goofy, gardfiel, perro, mineral, caballo, tom, silvestre, pirita, rocinante, milu, snoopy, gato, pluto, animal, javier, bucefalo, pegaso, ayudante_de_santa_claus, cuarzo, laika, persona, pato_lucas. </text:p>
        </text:list-item>
      </text:list>
      <text:p text:style-name="P6"/>
      <table:table table:name="ejercicio2" table:style-name="ejercicio2" table:template-name="Box List Blue">
        <table:table-column table:style-name="ejercicio2.A" table:number-columns-repeated="3"/>
        <table:table-row table:style-name="TableLine1983000048528">
          <table:table-cell table:style-name="ejercicio2.A1" office:value-type="string">
            <text:p text:style-name="P20">Clase</text:p>
          </table:table-cell>
          <table:table-cell table:style-name="ejercicio2.A1" office:value-type="string">
            <text:p text:style-name="P20">Subclase</text:p>
          </table:table-cell>
          <table:table-cell table:style-name="ejercicio2.C1" office:value-type="string">
            <text:p text:style-name="P20">Instancia</text:p>
          </table:table-cell>
        </table:table-row>
        <table:table-row table:style-name="TableLine1983000048528">
          <table:table-cell table:style-name="ejercicio2.A2" table:number-rows-spanned="2" office:value-type="string">
            <text:p text:style-name="P22"><text:span text:style-name="T1">m</text:span>ineral</text:p>
          </table:table-cell>
          <table:table-cell table:style-name="ejercicio2.B2" table:number-rows-spanned="2">
            <text:p text:style-name="P23"/>
          </table:table-cell>
          <table:table-cell table:style-name="ejercicio2.C2" office:value-type="string">
            <text:p text:style-name="P22"><text:span text:style-name="T1">p</text:span>irita</text:p>
          </table:table-cell>
        </table:table-row>
        <table:table-row table:style-name="TableLine1983000048528">
          <table:covered-table-cell/>
          <table:covered-table-cell/>
          <table:table-cell table:style-name="ejercicio2.C3" office:value-type="string">
            <text:p text:style-name="P22"><text:span text:style-name="T1">c</text:span>uarzo</text:p>
          </table:table-cell>
        </table:table-row>
        <table:table-row table:style-name="TableLine1983000048528">
          <table:table-cell table:style-name="ejercicio2.A2" table:number-rows-spanned="12" office:value-type="string">
            <text:p text:style-name="P22"><text:span text:style-name="T1">a</text:span>nimal</text:p>
          </table:table-cell>
          <table:table-cell table:style-name="ejercicio2.B8" table:number-rows-spanned="5" office:value-type="string">
            <text:p text:style-name="P22"><text:span text:style-name="T1">p</text:span>erro</text:p>
          </table:table-cell>
          <table:table-cell table:style-name="ejercicio2.C4" office:value-type="string">
            <text:p text:style-name="P22"><text:span text:style-name="T1">g</text:span>oofy</text:p>
          </table:table-cell>
        </table:table-row>
        <table:table-row table:style-name="TableLine1983000048528">
          <table:covered-table-cell/>
          <table:covered-table-cell/>
          <table:table-cell table:style-name="ejercicio2.C5" office:value-type="string">
            <text:p text:style-name="P22"><text:span text:style-name="T1">m</text:span>ilu</text:p>
          </table:table-cell>
        </table:table-row>
        <table:table-row table:style-name="TableLine1983000048528">
          <table:covered-table-cell/>
          <table:covered-table-cell/>
          <table:table-cell table:style-name="ejercicio2.C6" office:value-type="string">
            <text:p text:style-name="P22"><text:span text:style-name="T1">s</text:span>noopy</text:p>
          </table:table-cell>
        </table:table-row>
        <table:table-row table:style-name="TableLine1983000048528">
          <table:covered-table-cell/>
          <table:covered-table-cell/>
          <table:table-cell table:style-name="ejercicio2.C7" office:value-type="string">
            <text:p text:style-name="P22"><text:span text:style-name="T1">p</text:span>luto</text:p>
          </table:table-cell>
        </table:table-row>
        <table:table-row table:style-name="TableLine1983000048528">
          <table:covered-table-cell/>
          <table:covered-table-cell/>
          <table:table-cell table:style-name="ejercicio2.C8" office:value-type="string">
            <text:p text:style-name="P24">laika</text:p>
          </table:table-cell>
        </table:table-row>
        <table:table-row table:style-name="TableLine1983000048528">
          <table:covered-table-cell/>
          <table:table-cell table:style-name="ejercicio2.B11" table:number-rows-spanned="3" office:value-type="string">
            <text:p text:style-name="P24">gato</text:p>
          </table:table-cell>
          <table:table-cell table:style-name="ejercicio2.C9" office:value-type="string">
            <text:p text:style-name="P24">gardfiel</text:p>
          </table:table-cell>
        </table:table-row>
        <table:table-row table:style-name="TableLine1983000048528">
          <table:covered-table-cell/>
          <table:covered-table-cell/>
          <table:table-cell table:style-name="ejercicio2.C10" office:value-type="string">
            <text:p text:style-name="P24">tom</text:p>
          </table:table-cell>
        </table:table-row>
        <table:table-row table:style-name="TableLine1983000048528">
          <table:covered-table-cell/>
          <table:covered-table-cell/>
          <table:table-cell table:style-name="ejercicio2.C11" office:value-type="string">
            <text:p text:style-name="P24">silvestre</text:p>
          </table:table-cell>
        </table:table-row>
        <table:table-row table:style-name="TableLine1983000048528">
          <table:covered-table-cell/>
          <table:table-cell table:style-name="ejercicio2.B14" table:number-rows-spanned="3" office:value-type="string">
            <text:p text:style-name="P24">caballo</text:p>
          </table:table-cell>
          <table:table-cell table:style-name="ejercicio2.C12" office:value-type="string">
            <text:p text:style-name="P24">rocinante</text:p>
          </table:table-cell>
        </table:table-row>
        <table:table-row table:style-name="TableLine1983000048528">
          <table:covered-table-cell/>
          <table:covered-table-cell/>
          <table:table-cell table:style-name="ejercicio2.C13" office:value-type="string">
            <text:p text:style-name="P24">bucefalo</text:p>
          </table:table-cell>
        </table:table-row>
        <table:table-row table:style-name="TableLine1983000048528">
          <table:covered-table-cell/>
          <table:covered-table-cell/>
          <table:table-cell table:style-name="ejercicio2.C14" office:value-type="string">
            <text:p text:style-name="P24">pegaso</text:p>
          </table:table-cell>
        </table:table-row>
        <table:table-row table:style-name="TableLine1983000048528">
          <table:covered-table-cell/>
          <table:table-cell table:style-name="ejercicio2.B15">
            <text:p text:style-name="P24"/>
          </table:table-cell>
          <table:table-cell table:style-name="ejercicio2.C15" office:value-type="string">
            <text:p text:style-name="P24">pato_lucas</text:p>
          </table:table-cell>
        </table:table-row>
        <table:table-row table:style-name="TableLine1983000048528">
          <table:table-cell table:style-name="ejercicio2.A2" table:number-rows-spanned="2" office:value-type="string">
            <text:p text:style-name="P24">persona</text:p>
          </table:table-cell>
          <table:table-cell table:style-name="ejercicio2.B17" table:number-rows-spanned="2" office:value-type="string">
            <text:p text:style-name="P24">ayudante_de_santa_claus</text:p>
          </table:table-cell>
          <table:table-cell table:style-name="ejercicio2.C16" office:value-type="string">
            <text:p text:style-name="P24">paula</text:p>
          </table:table-cell>
        </table:table-row>
        <table:table-row table:style-name="ejercicio2.17">
          <table:covered-table-cell/>
          <table:covered-table-cell/>
          <table:table-cell table:style-name="ejercicio2.C17" office:value-type="string">
            <text:p text:style-name="P24">javier</text:p>
          </table:table-cell>
        </table:table-row>
      </table:table>
      <text:p text:style-name="P6"><text:soft-page-break/></text:p>
      <text:list xml:id="list144843033298104" text:continue-numbering="true" text:style-name="Numbering_20_123">
        <text:list-item>
          <text:p text:style-name="P5">¿Cuáles serían los atributos de la clase Vivienda? </text:p>
          <text:p text:style-name="P5"/>
        </text:list-item>
      </text:list>
      <text:list xml:id="list144842759436632" text:continue-list="list144842834225615" text:style-name="List_20_1">
        <text:list-item>
          <text:p text:style-name="P16">Extensión</text:p>
        </text:list-item>
        <text:list-item>
          <text:p text:style-name="P16">Plantas</text:p>
        </text:list-item>
        <text:list-item>
          <text:p text:style-name="P16">N.º Habitaciones</text:p>
        </text:list-item>
        <text:list-item>
          <text:p text:style-name="P16">N.º Baños</text:p>
        </text:list-item>
        <text:list-item>
          <text:p text:style-name="P16">Dirección</text:p>
        </text:list-item>
      </text:list>
      <text:list xml:id="list144842816278239" text:continue-list="list144843033298104" text:style-name="Numbering_20_123">
        <text:list-header>
          <text:p text:style-name="P5"/>
          <text:p text:style-name="P5"/>
          <text:p text:style-name="P5">¿Qué subclases se te ocurren? </text:p>
        </text:list-header>
      </text:list>
      <text:p text:style-name="P7"/>
      <text:list xml:id="list144843838160589" text:continue-list="list144842759436632" text:style-name="List_20_1">
        <text:list-item>
          <text:p text:style-name="P16">Apartamento</text:p>
        </text:list-item>
        <text:list-item>
          <text:p text:style-name="P16">Chalet</text:p>
        </text:list-item>
        <text:list-item>
          <text:p text:style-name="P16">Casa Mata</text:p>
        </text:list-item>
        <text:list-item>
          <text:p text:style-name="P16">Adosado</text:p>
        </text:list-item>
      </text:list>
      <text:p text:style-name="P17"/>
      <text:p text:style-name="P17"/>
      <text:p text:style-name="P17"/>
      <text:list xml:id="list144842375239407" text:continue-list="list144842816278239" text:style-name="Numbering_20_123">
        <text:list-item>
          <text:p text:style-name="P10">Piensa en la liga de baloncesto, ¿qué 5 clases se te ocurren para representar 5 elementos distintos que intervengan en la liga? </text:p>
        </text:list-item>
      </text:list>
      <text:p text:style-name="P11"><text:span text:style-name="T2"/></text:p>
      <text:list xml:id="list144843753092245" text:continue-list="list144843838160589" text:style-name="List_20_1">
        <text:list-item>
          <text:p text:style-name="P9"><text:span text:style-name="T2">Equipo</text:span></text:p>
        </text:list-item>
        <text:list-item>
          <text:p text:style-name="P9"><text:span text:style-name="T2">Jugador</text:span></text:p>
        </text:list-item>
        <text:list-item>
          <text:p text:style-name="P9"><text:span text:style-name="T2">Cancha</text:span></text:p>
        </text:list-item>
        <text:list-item>
          <text:p text:style-name="P9"><text:span text:style-name="T2">Conferencia</text:span></text:p>
        </text:list-item>
        <text:list-item>
          <text:p text:style-name="P9"><text:span text:style-name="T2">Posición</text:span></text:p>
        </text:list-item>
      </text:list>
      <text:p text:style-name="P11"><text:span text:style-name="T2"/></text:p>
      <text:p text:style-name="P11"><text:span text:style-name="T2"/></text:p>
      <text:p text:style-name="P11"><text:span text:style-name="T2"/></text:p>
      <text:list xml:id="list144842713522522" text:continue-list="list144842375239407" text:style-name="Numbering_20_123">
        <text:list-item>
          <text:p text:style-name="P10">Haz una lista con los atributos que podría tener la clase caballo. </text:p>
          <text:p text:style-name="P10"><text:span text:style-name="T2"/></text:p>
        </text:list-item>
      </text:list>
      <text:list xml:id="list144842289201918" text:continue-list="list144843753092245" text:style-name="List_20_1">
        <text:list-item>
          <text:p text:style-name="P9"><text:span text:style-name="T2">Tamaño</text:span></text:p>
        </text:list-item>
        <text:list-item>
          <text:p text:style-name="P9"><text:span text:style-name="T2">Sexo</text:span></text:p>
        </text:list-item>
        <text:list-item>
          <text:p text:style-name="P9"><text:span text:style-name="T2">Edad</text:span></text:p>
        </text:list-item>
        <text:list-item>
          <text:p text:style-name="P9"><text:span text:style-name="T2">Raza</text:span></text:p>
        </text:list-item>
      </text:list>
      <text:list xml:id="list144843224706827" text:continue-list="list144842713522522" text:style-name="Numbering_20_123">
        <text:list-header>
          <text:p text:style-name="P10"><text:span text:style-name="T2"/></text:p>
          <text:p text:style-name="P10">A continuación haz una lista con los posibles métodos (acciones asociadas a los caballos). </text:p>
        </text:list-header>
      </text:list>
      <text:p text:style-name="P11"/>
      <text:list xml:id="list144843129131061" text:continue-list="list144842289201918" text:style-name="List_20_1">
        <text:list-item>
          <text:p text:style-name="P16">Correr</text:p>
        </text:list-item>
        <text:list-item>
          <text:p text:style-name="P16">Saltar</text:p>
        </text:list-item>
        <text:list-item>
          <text:p text:style-name="P16">Relinchar</text:p>
        </text:list-item>
        <text:list-item>
          <text:p text:style-name="P16">Comer</text:p>
        </text:list-item>
        <text:list-item>
          <text:p text:style-name="P16">Beber</text:p>
        </text:list-item>
        <text:list-item>
          <text:p text:style-name="P16">Dormir</text:p>
        </text:list-item>
      </text:list>
      <text:p text:style-name="P17"/>
      <text:p text:style-name="P17"/>
      <text:p text:style-name="P17"><text:soft-page-break/></text:p>
      <text:list xml:id="list144843121465657" text:continue-list="list144843224706827" text:style-name="Numbering_20_123">
        <text:list-item>
          <text:p text:style-name="P10">Lista los atributos de la clase Alumno ¿Sería nombre uno de los atributos de la clase? Razona tu respuesta. </text:p>
        </text:list-item>
      </text:list>
      <text:p text:style-name="P11"/>
      <text:list xml:id="list144843769042867" text:continue-list="list144843129131061" text:style-name="List_20_1">
        <text:list-item>
          <text:p text:style-name="P18">Nombre</text:p>
        </text:list-item>
        <text:list-item>
          <text:p text:style-name="P18">Apellidos</text:p>
        </text:list-item>
        <text:list-item>
          <text:p text:style-name="P18">Edad</text:p>
        </text:list-item>
        <text:list-item>
          <text:p text:style-name="P18">Teléfono</text:p>
        </text:list-item>
        <text:list-item>
          <text:p text:style-name="P18">Correo Electrónico</text:p>
        </text:list-item>
        <text:list-item>
          <text:p text:style-name="P18">Estudios Previos</text:p>
        </text:list-item>
        <text:list-item>
          <text:p text:style-name="P18">Media</text:p>
        </text:list-item>
      </text:list>
      <text:p text:style-name="P19"/>
      <text:p text:style-name="P19"><text:tab/>Nombre sería uno de los atributos de la clase porque cada alumno tiene un nombre, que <text:tab/>puede ser igual al de otro o distinto, ya distinguiéndose por los apellidos o el id, pero es una <text:tab/>parte muy importante de cada alumno.</text:p>
      <text:p text:style-name="P19"/>
      <text:p text:style-name="P19"/>
      <text:p text:style-name="P19"/>
      <text:list xml:id="list144843236530352" text:continue-list="list144843121465657" text:style-name="Numbering_20_123">
        <text:list-item>
          <text:p text:style-name="P12">¿Cuáles serían los atributos de la clase Ventana (de ordenador)? ¿cuáles serían los métodos? Piensa en las propiedades y en el comportamiento de una ventana de cualquier programa. </text:p>
        </text:list-item>
      </text:list>
      <text:p text:style-name="P13"/>
      <text:p text:style-name="P13"><text:tab/><text:span text:style-name="T3">Atributos:</text:span></text:p>
      <text:p text:style-name="P13"><text:span text:style-name="T3"/></text:p>
      <text:list xml:id="list144842503553448" text:continue-list="list144843769042867" text:style-name="List_20_1">
        <text:list-item>
          <text:p text:style-name="P18"><text:span text:style-name="T4">Resolución</text:span></text:p>
        </text:list-item>
        <text:list-item>
          <text:p text:style-name="P18"><text:span text:style-name="T4">Aplicación que muestra</text:span></text:p>
        </text:list-item>
        <text:list-item>
          <text:p text:style-name="P18"><text:span text:style-name="T4">Interfaz</text:span></text:p>
        </text:list-item>
        <text:list-item>
          <text:p text:style-name="P18"><text:span text:style-name="T4">Opciones</text:span></text:p>
        </text:list-item>
      </text:list>
      <text:p text:style-name="P19"><text:span text:style-name="T4"/></text:p>
      <text:p text:style-name="P19"><text:span text:style-name="T4"><text:tab/></text:span><text:span text:style-name="T11">Métodos:</text:span></text:p>
      <text:p text:style-name="P19"><text:span text:style-name="T11"/></text:p>
      <text:list xml:id="list144841998625513" text:continue-numbering="true" text:style-name="List_20_1">
        <text:list-item>
          <text:p text:style-name="P18"><text:span text:style-name="T10">Cerrarse</text:span></text:p>
        </text:list-item>
        <text:list-item>
          <text:p text:style-name="P18"><text:span text:style-name="T10">Expandirse</text:span></text:p>
        </text:list-item>
        <text:list-item>
          <text:p text:style-name="P18"><text:span text:style-name="T10">Minimizarse</text:span></text:p>
        </text:list-item>
        <text:list-item>
          <text:p text:style-name="P18"><text:span text:style-name="T10">Enchicarse</text:span></text:p>
        </text:list-item>
        <text:list-item>
          <text:p text:style-name="P18"><text:span text:style-name="T10">Abrirs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305cm" fo:text-indent="-0.4cm" fo:margin-left="2.3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706cm" fo:text-indent="-0.4cm" fo:margin-left="2.7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104cm" fo:text-indent="-0.4cm" fo:margin-left="3.10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505cm" fo:text-indent="-0.4cm" fo:margin-left="3.5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05cm" fo:text-indent="-0.4cm" fo:margin-left="3.9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306cm" fo:text-indent="-0.4cm" fo:margin-left="4.30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704cm" fo:text-indent="-0.4cm" fo:margin-left="4.70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105cm" fo:text-indent="-0.4cm" fo:margin-left="5.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5.505cm" fo:text-indent="-0.4cm" fo:margin-left="5.5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906cm" fo:text-indent="-0.4cm" fo:margin-left="5.90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Header">
      <style:text-properties officeooo:rsid="000bb8cd" officeooo:paragraph-rsid="000bb8cd"/>
    </style:style>
    <style:style style:name="MP2" style:family="paragraph" style:parent-style-name="Footer">
      <style:text-properties officeooo:rsid="000bb8cd" officeooo:paragraph-rsid="000bb8c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onceptos de POO<text:tab/><text:tab/>Programación</text:p>
      </style:header>
      <style:footer>
        <text:p text:style-name="MP2">Alberto Moreno González 1º DAM IES Campanillas<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13:56:26.078000000</meta:creation-date>
    <dc:date>2022-02-06T14:48:41.786000000</dc:date>
    <meta:editing-duration>PT1M14S</meta:editing-duration>
    <meta:editing-cycles>1</meta:editing-cycles>
    <meta:document-statistic meta:table-count="1" meta:image-count="0" meta:object-count="0" meta:page-count="3" meta:paragraph-count="93" meta:word-count="410" meta:character-count="2344" meta:non-whitespace-character-count="2070"/>
    <meta:generator>LibreOffice/7.1.4.2$Windows_X86_64 LibreOffice_project/a529a4fab45b75fefc5b6226684193eb000654f6</meta:generator>
  </office:meta>
</office:document-meta>
</file>